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 style:list-style-name="L2">
      <style:text-properties fo:font-weight="normal" style:font-weight-asian="normal" style:font-weight-complex="normal"/>
    </style:style>
    <style:style style:name="P7" style:family="paragraph" style:parent-style-name="Standard" style:list-style-name="L3">
      <style:text-properties fo:font-weight="normal" style:font-weight-asian="normal" style:font-weight-complex="normal"/>
    </style:style>
    <style:style style:name="P8" style:family="paragraph" style:parent-style-name="Standard" style:list-style-name="L4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5">2️⃣ Problem with Slow Software Microcontrollers</text:p>
      <text:p text:style-name="P5">If a fast master (hardware I²C) starts transmitting on the bus:</text:p>
      <text:list xml:id="list1085674038" text:style-name="L1">
        <text:list-item>
          <text:p text:style-name="P1"><text:span text:style-name="T2">A slow software MCU may </text:span><text:span text:style-name="Strong_20_Emphasis"><text:span text:style-name="T2">miss the beginning of communication</text:span></text:span><text:span text:style-name="T2"> because it checks the bus at a lower rate.</text:span></text:p>
        </text:list-item>
        <text:list-item>
          <text:p text:style-name="P1"><text:span text:style-name="T2">If the start condition is very short, the software MCU might </text:span><text:span text:style-name="Strong_20_Emphasis"><text:span text:style-name="T2">not detect it immediately</text:span></text:span><text:span text:style-name="T2">.</text:span></text:p>
        </text:list-item>
      </text:list>
      <text:p text:style-name="Standard"><text:span text:style-name="T2">Solution: Use a </text:span><text:span text:style-name="Strong_20_Emphasis"><text:span text:style-name="T2">special “long start” procedure</text:span></text:span><text:span text:style-name="T2"> to give slower devices time to detect bus activity.</text:span></text:p>
      <text:p text:style-name="P5"/>
      <text:p text:style-name="P5">3️⃣ The “Long Start Procedure”</text:p>
      <text:p text:style-name="P5">This is what the manual is describing:</text:p>
      <text:list xml:id="list1066828748" text:style-name="L2">
        <text:list-item>
          <text:p text:style-name="P2"><text:span text:style-name="Strong_20_Emphasis"><text:span text:style-name="T2">START condition (S)</text:span></text:span></text:p>
          <text:list>
            <text:list-item>
              <text:p text:style-name="P6">Standard I²C start (SDA goes LOW while SCL HIGH)</text:p>
            </text:list-item>
          </text:list>
        </text:list-item>
        <text:list-item>
          <text:p text:style-name="P2"><text:span text:style-name="Strong_20_Emphasis"><text:span text:style-name="T2">START byte (0000 0001)</text:span></text:span></text:p>
          <text:list>
            <text:list-item>
              <text:p text:style-name="P6">A special byte sent immediately after START</text:p>
            </text:list-item>
            <text:list-item>
              <text:p text:style-name="P2"><text:span text:style-name="T2">Purpose: allow slow MCUs to </text:span><text:span text:style-name="Strong_20_Emphasis"><text:span text:style-name="T2">sample SDA line at low rate</text:span></text:span></text:p>
            </text:list-item>
            <text:list-item>
              <text:p text:style-name="P6">The seven zeros are easily detected as LOW levels.</text:p>
            </text:list-item>
          </text:list>
        </text:list-item>
        <text:list-item>
          <text:p text:style-name="P2"><text:span text:style-name="Strong_20_Emphasis"><text:span text:style-name="T2">Acknowledge clock pulse (ACK)</text:span></text:span></text:p>
          <text:list>
            <text:list-item>
              <text:p text:style-name="P2"><text:span text:style-name="T2">Part of standard byte handling, but </text:span><text:span text:style-name="Strong_20_Emphasis"><text:span text:style-name="T2">no device actually acknowledges</text:span></text:span><text:span text:style-name="T2"> this START byte.</text:span></text:p>
            </text:list-item>
            <text:list-item>
              <text:p text:style-name="P6">It’s just to keep the bus format correct.</text:p>
            </text:list-item>
          </text:list>
        </text:list-item>
        <text:list-item>
          <text:p text:style-name="P2"><text:span text:style-name="Strong_20_Emphasis"><text:span text:style-name="T2">Repeated START (Sr)</text:span></text:span></text:p>
          <text:list>
            <text:list-item>
              <text:p text:style-name="P2"><text:span text:style-name="T2">After detecting the START byte, all devices </text:span><text:span text:style-name="Strong_20_Emphasis"><text:span text:style-name="T2">resynchronize</text:span></text:span><text:span text:style-name="T2"> using this repeated START.</text:span></text:p>
            </text:list-item>
            <text:list-item>
              <text:p text:style-name="P6">Hardware receivers ignore the START byte and reset at repeated START.</text:p>
            </text:list-item>
          </text:list>
        </text:list-item>
      </text:list>
      <text:p text:style-name="P5"/>
      <text:p text:style-name="P5">4️⃣ How the Slow MCU Uses This</text:p>
      <text:list xml:id="list3634011231" text:style-name="L3">
        <text:list-item>
          <text:p text:style-name="P3"><text:span text:style-name="T2">MCU samples SDA </text:span><text:span text:style-name="Strong_20_Emphasis"><text:span text:style-name="T2">slowly</text:span></text:span><text:span text:style-name="T2"> at first.</text:span></text:p>
        </text:list-item>
        <text:list-item>
          <text:p text:style-name="P3"><text:span text:style-name="T2">Once it sees </text:span><text:span text:style-name="Strong_20_Emphasis"><text:span text:style-name="T2">one of the zeros in the START byte (SDA LOW)</text:span></text:span><text:span text:style-name="T2">, it switches to </text:span><text:span text:style-name="Strong_20_Emphasis"><text:span text:style-name="T2">higher sampling rate</text:span></text:span><text:span text:style-name="T2">.</text:span></text:p>
        </text:list-item>
        <text:list-item>
          <text:p text:style-name="P3"><text:span text:style-name="T2">Now it can detect the </text:span><text:span text:style-name="Strong_20_Emphasis"><text:span text:style-name="T2">repeated START (Sr)</text:span></text:span><text:span text:style-name="T2"> accurately.</text:span></text:p>
        </text:list-item>
        <text:list-item>
          <text:p text:style-name="P7">After Sr, communication proceeds normally.</text:p>
        </text:list-item>
      </text:list>
      <text:p text:style-name="P5">Essentially: the START byte is a “wake-up signal” for slower devices.</text:p>
      <text:p text:style-name="P5"/>
      <text:p text:style-name="P5">5️⃣ Why This Works</text:p>
      <text:list xml:id="list3672106851" text:style-name="L4">
        <text:list-item>
          <text:p text:style-name="P8">Fast devices ignore the START byte; they just proceed.</text:p>
        </text:list-item>
        <text:list-item>
          <text:p text:style-name="P4"><text:span text:style-name="T2">Slow devices get </text:span><text:span text:style-name="Strong_20_Emphasis"><text:span text:style-name="T2">extra time</text:span></text:span><text:span text:style-name="T2"> to detect the bus activity.</text:span></text:p>
        </text:list-item>
        <text:list-item>
          <text:p text:style-name="P8">No data corruption occurs.</text:p>
        </text:list-item>
        <text:list-item>
          <text:p text:style-name="P4"><text:span text:style-name="T2">ACK is included </text:span><text:span text:style-name="Strong_20_Emphasis"><text:span text:style-name="T2">only to conform to byte structure</text:span></text:span><text:span text:style-name="T2">, but no one actually responds.</text:span></text:p>
        </text:list-item>
      </text:list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2-14T11:49:59.160127099</meta:creation-date>
    <dc:date>2026-02-14T11:50:33.488684794</dc:date>
    <meta:editing-duration>PT35S</meta:editing-duration>
    <meta:editing-cycles>1</meta:editing-cycles>
    <meta:document-statistic meta:table-count="0" meta:image-count="0" meta:object-count="0" meta:page-count="1" meta:paragraph-count="30" meta:word-count="297" meta:character-count="1600" meta:non-whitespace-character-count="1359"/>
    <meta:generator>LibreOffice/6.4.7.2$Linux_X86_64 LibreOffice_project/40$Build-2</meta:generator>
  </office:meta>
</office:document-meta>
</file>